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400000004077CDC8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subtitle" style:list-style-name="L1">
      <style:graphic-properties draw:fill-color="#ffffff" fo:min-height="21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r6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>
        <style:tab-stops>
          <style:tab-stop style:position="2cm"/>
          <style:tab-stop style:position="9.001cm"/>
        </style:tab-stops>
      </style:paragraph-properties>
      <style:text-properties style:use-window-font-color="true" style:font-name="Times New Roman" fo:font-size="72pt" fo:font-style="normal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align="center" fo:text-indent="0cm"/>
      <style:text-properties style:use-window-font-color="true" style:font-name="Arial Black" fo:font-size="72pt" fo:font-style="normal" fo:font-weight="bold"/>
    </style:style>
    <style:style style:name="P7" style:family="paragraph">
      <style:paragraph-properties fo:margin-left="0cm" fo:margin-right="0cm" fo:text-align="center" fo:text-indent="0cm"/>
      <style:text-properties fo:font-size="72pt"/>
    </style:style>
    <style:style style:name="T1" style:family="text">
      <style:text-properties style:use-window-font-color="true" style:font-name="Arial Black" fo:font-size="60pt" fo:font-style="normal" fo:font-weight="bold"/>
    </style:style>
    <style:style style:name="T2" style:family="text">
      <style:text-properties fo:color="#ffffff" style:font-name="Arial Black" fo:font-size="60pt" fo:font-style="normal" fo:font-weight="bold"/>
    </style:style>
    <style:style style:name="T3" style:family="text">
      <style:text-properties style:use-window-font-color="true" style:font-name="Arial Black" fo:font-size="60pt" fo:font-style="normal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Jezus zwyciężył,</text:span></text:p>
            <text:p text:style-name="P1"><text:span text:style-name="T1">to wykonało się</text:span></text:p>
            <text:p text:style-name="P1"><text:span text:style-name="T1">Szatan pokonany,</text:span></text:p>
            <text:p text:style-name="P1"><text:span text:style-name="T1">Jezus złamał</text:span></text:p>
            <text:p text:style-name="P1"><text:span text:style-name="T1">śmierci mo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3" draw:text-style-name="P2" draw:layer="layout" svg:width="28cm" svg:height="21cm" svg:x="0cm" svg:y="0cm" presentation:class="subtitle" presentation:user-transformed="true">
          <draw:text-box>
            <text:p text:style-name="P1"><text:span text:style-name="T2">Jezus jest Panem</text:span></text:p>
            <text:p text:style-name="P1"><text:span text:style-name="T2">o alleluja,</text:span></text:p>
            <text:p text:style-name="P1"><text:span text:style-name="T2">Po wieczne czasy</text:span></text:p>
            <text:p text:style-name="P4"><text:span text:style-name="T2">Królem królów jest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4" draw:text-style-name="P5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6" draw:layer="layout" svg:width="28cm" svg:height="21cm" svg:x="0cm" svg:y="0cm" presentation:class="subtitle" presentation:user-transformed="true">
          <draw:text-box>
            <text:p text:style-name="P1"><text:span text:style-name="T3">Jezus jest Panem /x4</text:span></text:p>
            <text:p text:style-name="P1"><text:span text:style-name="T1">Tylko Jezus</text:span></text:p>
            <text:p text:style-name="P1"><text:span text:style-name="T1">jest Panem,</text:span></text:p>
            <text:p text:style-name="P1"><text:span text:style-name="T1">Jezus jest Panem,</text:span></text:p>
            <text:p text:style-name="P4"><text:span text:style-name="T1">On jest Panem</text:span></text:p>
            <text:p text:style-name="P4"><text:span text:style-name="T1">ziemi tej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6" draw:layer="layout" svg:width="28cm" svg:height="21cm" svg:x="0cm" svg:y="0cm" presentation:class="subtitle" presentation:user-transformed="true">
          <draw:text-box>
            <text:p text:style-name="P7"><text:span text:style-name="T3">Alleluja – Alleluja</text:span></text:p>
            <text:p text:style-name="P7"><text:span text:style-name="T3">Alleluja – Alleluja</text:span></text:p>
            <text:p text:style-name="P7"><text:span text:style-name="T3">Alleluja Alleluja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6" draw:text-style-name="P5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 draw:page-number="1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initial-creator>Maciej Wojtowicz</meta:initial-creator>
    <meta:creation-date>2006-03-02T07:46:29</meta:creation-date>
    <dc:date>2014-04-28T18:52:24.753000000</dc:date>
    <dc:language>en-US</dc:language>
    <meta:editing-cycles>13</meta:editing-cycles>
    <meta:editing-duration>PT1H25M5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